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DOMImplementationImpl.createAS( boolean isNamespaceAwa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DOMImplementationImpl.getDOMImplemen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DOMImplementationImpl.createDOMAS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DOMImplementationImpl.createDOMAS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